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744" officeooo:paragraph-rsid="0007e744"/>
    </style:style>
    <style:style style:name="P2" style:family="paragraph" style:parent-style-name="Standard" style:list-style-name="L1">
      <style:text-properties officeooo:rsid="0007e744" officeooo:paragraph-rsid="0007e744"/>
    </style:style>
    <style:style style:name="P3" style:family="paragraph" style:parent-style-name="Standard" style:list-style-name="L4">
      <style:text-properties officeooo:rsid="0007e744" officeooo:paragraph-rsid="0007e744"/>
    </style:style>
    <style:style style:name="P4" style:family="paragraph" style:parent-style-name="Standard" style:list-style-name="L10">
      <style:text-properties officeooo:rsid="0007e744" officeooo:paragraph-rsid="0007e744"/>
    </style:style>
    <style:style style:name="P5" style:family="paragraph" style:parent-style-name="Standard" style:list-style-name="L13">
      <style:text-properties officeooo:rsid="0007e744" officeooo:paragraph-rsid="0007e744"/>
    </style:style>
    <style:style style:name="P6" style:family="paragraph" style:parent-style-name="Standard" style:list-style-name="L14">
      <style:text-properties officeooo:rsid="0007e744" officeooo:paragraph-rsid="0007e744"/>
    </style:style>
    <style:style style:name="P7" style:family="paragraph" style:parent-style-name="Standard" style:list-style-name="L15">
      <style:text-properties officeooo:rsid="0007e744" officeooo:paragraph-rsid="0007e744"/>
    </style:style>
    <style:style style:name="P8" style:family="paragraph" style:parent-style-name="Standard" style:list-style-name="L16">
      <style:text-properties officeooo:rsid="0007e744" officeooo:paragraph-rsid="0007e744"/>
    </style:style>
    <style:style style:name="P9" style:family="paragraph" style:parent-style-name="Standard" style:list-style-name="L17">
      <style:text-properties officeooo:rsid="0007e744" officeooo:paragraph-rsid="0007e744"/>
    </style:style>
    <style:style style:name="P10" style:family="paragraph" style:parent-style-name="Standard" style:list-style-name="L15">
      <style:text-properties officeooo:paragraph-rsid="0007e744"/>
    </style:style>
    <style:style style:name="P11" style:family="paragraph" style:parent-style-name="Standard" style:list-style-name="L17">
      <style:text-properties officeooo:rsid="000850c7" officeooo:paragraph-rsid="000850c7"/>
    </style:style>
    <style:style style:name="P12" style:family="paragraph" style:parent-style-name="Standard" style:list-style-name="L18">
      <style:text-properties officeooo:rsid="000850c7" officeooo:paragraph-rsid="000850c7"/>
    </style:style>
    <style:style style:name="P13" style:family="paragraph" style:parent-style-name="Standard" style:list-style-name="L19">
      <style:text-properties officeooo:rsid="000850c7" officeooo:paragraph-rsid="000850c7"/>
    </style:style>
    <style:style style:name="P14" style:family="paragraph" style:parent-style-name="Standard">
      <style:text-properties officeooo:rsid="000850c7" officeooo:paragraph-rsid="000850c7"/>
    </style:style>
    <style:style style:name="P15" style:family="paragraph" style:parent-style-name="Standard" style:list-style-name="L20">
      <style:text-properties officeooo:rsid="000850c7" officeooo:paragraph-rsid="000850c7"/>
    </style:style>
    <style:style style:name="P16" style:family="paragraph" style:parent-style-name="Standard">
      <style:text-properties fo:font-size="16pt" fo:font-weight="bold" officeooo:rsid="0007e744" officeooo:paragraph-rsid="0007e744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style="normal" style:text-underline-style="none" fo:font-weight="bold" officeooo:rsid="000850c7" officeooo:paragraph-rsid="000850c7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7e744"/>
    </style:style>
    <style:style style:name="T2" style:family="text">
      <style:text-properties style:text-position="super 58%"/>
    </style:style>
    <style:style style:name="T3" style:family="text">
      <style:text-properties officeooo:rsid="000850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troduction</text:p>
      <text:p text:style-name="P1"/>
      <text:list xml:id="list1306517687" text:style-name="L1">
        <text:list-item>
          <text:p text:style-name="P2">Who am I ?</text:p>
        </text:list-item>
      </text:list>
      <text:p text:style-name="P1"/>
      <text:list xml:id="list3041292962" text:style-name="L4">
        <text:list-item>
          <text:p text:style-name="P3">name</text:p>
        </text:list-item>
        <text:list-item>
          <text:p text:style-name="P3">studies</text:p>
        </text:list-item>
        <text:list-item>
          <text:p text:style-name="P3">internship since the 1<text:span text:style-name="T2">st</text:span> Juin</text:p>
        </text:list-item>
      </text:list>
      <text:p text:style-name="P1"/>
      <text:list xml:id="list232128106958431" text:continue-list="list1306517687" text:style-name="L1">
        <text:list-item>
          <text:p text:style-name="P2">acasya purpose</text:p>
        </text:list-item>
      </text:list>
      <text:p text:style-name="P1"/>
      <text:list xml:id="list2221473153" text:style-name="L13">
        <text:list-item>
          <text:p text:style-name="P5">What is ACASYA : software for automate the tests on LSE bench, Anum,Bench LSE</text:p>
        </text:list-item>
        <text:list-item>
          <text:p text:style-name="P5">Why it was developed : optimized time and automate most of the tests make by hand today </text:p>
        </text:list-item>
      </text:list>
      <text:p text:style-name="P1"/>
      <text:p text:style-name="P16">ACASYA presentation</text:p>
      <text:p text:style-name="P1"/>
      <text:list xml:id="list1592664964" text:style-name="L14">
        <text:list-item>
          <text:p text:style-name="P6">welcome window </text:p>
        </text:list-item>
      </text:list>
      <text:list xml:id="list651279791" text:style-name="L15">
        <text:list-item>
          <text:p text:style-name="P10"><text:span text:style-name="T1">similar to the one already known on LSE Bench soft </text:span></text:p>
          <text:p text:style-name="P7"/>
        </text:list-item>
      </text:list>
      <text:list xml:id="list232128197284604" text:continue-list="list1592664964" text:style-name="L14">
        <text:list-item>
          <text:p text:style-name="P6">Main window</text:p>
        </text:list-item>
      </text:list>
      <text:list xml:id="list2624971422" text:style-name="L16">
        <text:list-item>
          <text:p text:style-name="P8">decribe fastly the information at the bottom and then at the top</text:p>
        </text:list-item>
        <text:list-item>
          <text:p text:style-name="P8">explain the load part </text:p>
        </text:list-item>
        <text:list-item>
          <text:p text:style-name="P8">show the database when I explain the loading of it </text:p>
        </text:list-item>
        <text:list-item>
          <text:p text:style-name="P8">introduce the three button (creation,execution,re-analyse)</text:p>
        </text:list-item>
      </text:list>
      <text:list xml:id="list232128302329217" text:continue-list="list232128197284604" text:style-name="L14">
        <text:list-item>
          <text:p text:style-name="P6">creation </text:p>
        </text:list-item>
      </text:list>
      <text:list xml:id="list2573277949" text:style-name="L17">
        <text:list-item>
          <text:p text:style-name="P9">script panel purpose <text:span text:style-name="T3">and possibilities with right click <text:s/></text:span></text:p>
        </text:list-item>
        <text:list-item>
          <text:p text:style-name="P9">describe the different command<text:span text:style-name="T3">s with the paremeters to fill in</text:span></text:p>
        </text:list-item>
        <text:list-item>
          <text:p text:style-name="P11">script expected results purpose and possibilities with right click</text:p>
        </text:list-item>
        <text:list-item>
          <text:p text:style-name="P11">describe the differents check function and the parameters to fill in </text:p>
        </text:list-item>
        <text:list-item>
          <text:p text:style-name="P11">explain the principle of the labels </text:p>
        </text:list-item>
      </text:list>
      <text:list xml:id="list232126881930722" text:continue-list="list232128302329217" text:style-name="L14">
        <text:list-item>
          <text:p text:style-name="P6">execution</text:p>
        </text:list-item>
      </text:list>
      <text:list xml:id="list3562865922" text:style-name="L18">
        <text:list-item>
          <text:p text:style-name="P12">Panels purpose </text:p>
        </text:list-item>
        <text:list-item>
          <text:p text:style-name="P12">working of loading tests and sequences </text:p>
        </text:list-item>
        <text:list-item>
          <text:p text:style-name="P12">progress bar and live indicator(pressure, acceleration) ntroduction </text:p>
        </text:list-item>
      </text:list>
      <text:list xml:id="list232127914394631" text:continue-list="list232126881930722" text:style-name="L14">
        <text:list-item>
          <text:p text:style-name="P6">re-analyse </text:p>
        </text:list-item>
      </text:list>
      <text:list xml:id="list1076801220" text:style-name="L19">
        <text:list-item>
          <text:p text:style-name="P13">principle of analysis : collect the log and analyse the final excel file with the check functions </text:p>
        </text:list-item>
        <text:list-item>
          <text:p text:style-name="P13">why it is usefull : allow to replay a test already done with differents check function parameters </text:p>
        </text:list-item>
      </text:list>
      <text:p text:style-name="P14"/>
      <text:p text:style-name="P17">My internship and receipe</text:p>
      <text:p text:style-name="P14"/>
      <text:list xml:id="list85284604" text:style-name="L20">
        <text:list-item>
          <text:p text:style-name="P15">what have I done ? : fixed several bugs, implement the check parts by correcting and making check function work, make the software more reliable and robust </text:p>
        </text:list-item>
        <text:list-item>
          <text:p text:style-name="P15">recipe of test to validate the software : show them the excel file </text:p>
        </text:list-item>
        <text:list-item>
          <text:p text:style-name="P15">documentation : usermanual really good, important information for the next people who will work with it. A follow-up of my internship <text:s/>with what I have done everyday and the bugs I met and solved </text:p>
        </text:list-item>
      </text:list>
      <text:p text:style-name="P1"/>
      <text:p text:style-name="P1"/>
      <text:list xml:id="list2614889829" text:style-name="L10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2:55:23.702178878</meta:creation-date>
    <dc:date>2021-09-22T23:21:25.543604793</dc:date>
    <meta:editing-duration>PT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297" meta:character-count="1654" meta:non-whitespace-character-count="1401"/>
  </office:meta>
</office:document-meta>
</file>